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ASSIGNACIÓ PROBLEMES A ENTREGAR DE VARIABLE ALEATÒRIA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/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RANDBETWEEN(1;45)" office:value-type="float" office:value="6">
            <text:p>6</text:p>
          </table:table-cell>
          <table:table-cell table:formula="of:=RANDBETWEEN(1;45)" office:value-type="float" office:value="38">
            <text:p>38</text:p>
          </table:table-cell>
          <table:table-cell table:formula="of:=IF([.C5]=[.D5];&quot;iguals&quot;;&quot;&quot;)">
            <text:p/>
          </table:table-cell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RANDBETWEEN(1;45)" office:value-type="float" office:value="21">
            <text:p>21</text:p>
          </table:table-cell>
          <table:table-cell table:formula="of:=RANDBETWEEN(1;45)" office:value-type="float" office:value="37">
            <text:p>37</text:p>
          </table:table-cell>
          <table:table-cell table:formula="of:=IF([.C6]=[.D6];&quot;iguals&quot;;&quot;&quot;)">
            <text:p/>
          </table:table-cell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RANDBETWEEN(1;45)" office:value-type="float" office:value="34">
            <text:p>34</text:p>
          </table:table-cell>
          <table:table-cell table:formula="of:=RANDBETWEEN(1;45)" office:value-type="float" office:value="23">
            <text:p>23</text:p>
          </table:table-cell>
          <table:table-cell table:formula="of:=IF([.C7]=[.D7];&quot;iguals&quot;;&quot;&quot;)">
            <text:p/>
          </table:table-cell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RANDBETWEEN(1;45)" office:value-type="float" office:value="8">
            <text:p>8</text:p>
          </table:table-cell>
          <table:table-cell table:formula="of:=RANDBETWEEN(1;45)" office:value-type="float" office:value="6">
            <text:p>6</text:p>
          </table:table-cell>
          <table:table-cell table:formula="of:=IF([.C8]=[.D8];&quot;iguals&quot;;&quot;&quot;)">
            <text:p/>
          </table:table-cell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RANDBETWEEN(1;45)" office:value-type="float" office:value="42">
            <text:p>42</text:p>
          </table:table-cell>
          <table:table-cell table:formula="of:=RANDBETWEEN(1;45)" office:value-type="float" office:value="44">
            <text:p>44</text:p>
          </table:table-cell>
          <table:table-cell table:formula="of:=IF([.C9]=[.D9];&quot;iguals&quot;;&quot;&quot;)">
            <text:p/>
          </table:table-cell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RANDBETWEEN(1;45)" office:value-type="float" office:value="11">
            <text:p>11</text:p>
          </table:table-cell>
          <table:table-cell table:formula="of:=RANDBETWEEN(1;45)" office:value-type="float" office:value="22">
            <text:p>22</text:p>
          </table:table-cell>
          <table:table-cell table:formula="of:=IF([.C10]=[.D10];&quot;iguals&quot;;&quot;&quot;)">
            <text:p/>
          </table:table-cell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RANDBETWEEN(1;45)" office:value-type="float" office:value="15">
            <text:p>15</text:p>
          </table:table-cell>
          <table:table-cell table:formula="of:=RANDBETWEEN(1;45)" office:value-type="float" office:value="33">
            <text:p>33</text:p>
          </table:table-cell>
          <table:table-cell table:formula="of:=IF([.C11]=[.D11];&quot;iguals&quot;;&quot;&quot;)">
            <text:p/>
          </table:table-cell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RANDBETWEEN(1;45)" office:value-type="float" office:value="6">
            <text:p>6</text:p>
          </table:table-cell>
          <table:table-cell table:formula="of:=RANDBETWEEN(1;45)" office:value-type="float" office:value="43">
            <text:p>43</text:p>
          </table:table-cell>
          <table:table-cell table:formula="of:=IF([.C12]=[.D12];&quot;iguals&quot;;&quot;&quot;)">
            <text:p/>
          </table:table-cell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RANDBETWEEN(1;45)" office:value-type="float" office:value="23">
            <text:p>23</text:p>
          </table:table-cell>
          <table:table-cell table:formula="of:=RANDBETWEEN(1;45)" office:value-type="float" office:value="5">
            <text:p>5</text:p>
          </table:table-cell>
          <table:table-cell table:formula="of:=IF([.C13]=[.D13];&quot;iguals&quot;;&quot;&quot;)">
            <text:p/>
          </table:table-cell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RANDBETWEEN(1;45)" office:value-type="float" office:value="36">
            <text:p>36</text:p>
          </table:table-cell>
          <table:table-cell table:formula="of:=RANDBETWEEN(1;45)" office:value-type="float" office:value="6">
            <text:p>6</text:p>
          </table:table-cell>
          <table:table-cell table:formula="of:=IF([.C14]=[.D14];&quot;iguals&quot;;&quot;&quot;)">
            <text:p/>
          </table:table-cell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RANDBETWEEN(1;45)" office:value-type="float" office:value="40">
            <text:p>40</text:p>
          </table:table-cell>
          <table:table-cell table:formula="of:=RANDBETWEEN(1;45)" office:value-type="float" office:value="24">
            <text:p>24</text:p>
          </table:table-cell>
          <table:table-cell table:formula="of:=IF([.C15]=[.D15];&quot;iguals&quot;;&quot;&quot;)">
            <text:p/>
          </table:table-cell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RANDBETWEEN(1;45)" office:value-type="float" office:value="39">
            <text:p>39</text:p>
          </table:table-cell>
          <table:table-cell table:formula="of:=RANDBETWEEN(1;45)" office:value-type="float" office:value="11">
            <text:p>11</text:p>
          </table:table-cell>
          <table:table-cell table:formula="of:=IF([.C16]=[.D16];&quot;iguals&quot;;&quot;&quot;)">
            <text:p/>
          </table:table-cell>
        </table:table-row>
        <table:table-row table:style-name="ro3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RANDBETWEEN(1;45)" office:value-type="float" office:value="16">
            <text:p>16</text:p>
          </table:table-cell>
          <table:table-cell table:formula="of:=RANDBETWEEN(1;45)" office:value-type="float" office:value="27">
            <text:p>27</text:p>
          </table:table-cell>
          <table:table-cell table:formula="of:=IF([.C17]=[.D17];&quot;iguals&quot;;&quot;&quot;)">
            <text:p/>
          </table:table-cell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RANDBETWEEN(1;45)" office:value-type="float" office:value="21">
            <text:p>21</text:p>
          </table:table-cell>
          <table:table-cell table:formula="of:=RANDBETWEEN(1;45)" office:value-type="float" office:value="40">
            <text:p>40</text:p>
          </table:table-cell>
          <table:table-cell table:formula="of:=IF([.C18]=[.D18];&quot;iguals&quot;;&quot;&quot;)">
            <text:p/>
          </table:table-cell>
        </table:table-row>
        <table:table-row table:style-name="ro3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RANDBETWEEN(1;45)" office:value-type="float" office:value="11">
            <text:p>11</text:p>
          </table:table-cell>
          <table:table-cell table:formula="of:=RANDBETWEEN(1;45)" office:value-type="float" office:value="39">
            <text:p>39</text:p>
          </table:table-cell>
          <table:table-cell table:formula="of:=IF([.C19]=[.D19];&quot;iguals&quot;;&quot;&quot;)">
            <text:p/>
          </table:table-cell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RANDBETWEEN(1;45)" office:value-type="float" office:value="17">
            <text:p>17</text:p>
          </table:table-cell>
          <table:table-cell table:formula="of:=RANDBETWEEN(1;45)" office:value-type="float" office:value="18">
            <text:p>18</text:p>
          </table:table-cell>
          <table:table-cell table:formula="of:=IF([.C20]=[.D20];&quot;iguals&quot;;&quot;&quot;)">
            <text:p/>
          </table:table-cell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RANDBETWEEN(1;45)" office:value-type="float" office:value="22">
            <text:p>22</text:p>
          </table:table-cell>
          <table:table-cell table:formula="of:=RANDBETWEEN(1;45)" office:value-type="float" office:value="5">
            <text:p>5</text:p>
          </table:table-cell>
          <table:table-cell table:formula="of:=IF([.C21]=[.D21];&quot;iguals&quot;;&quot;&quot;)">
            <text:p/>
          </table:table-cell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RANDBETWEEN(1;45)" office:value-type="float" office:value="21">
            <text:p>21</text:p>
          </table:table-cell>
          <table:table-cell table:formula="of:=RANDBETWEEN(1;45)" office:value-type="float" office:value="17">
            <text:p>17</text:p>
          </table:table-cell>
          <table:table-cell table:formula="of:=IF([.C22]=[.D22];&quot;iguals&quot;;&quot;&quot;)">
            <text:p/>
          </table:table-cell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RANDBETWEEN(1;45)" office:value-type="float" office:value="26">
            <text:p>26</text:p>
          </table:table-cell>
          <table:table-cell table:formula="of:=RANDBETWEEN(1;45)" office:value-type="float" office:value="40">
            <text:p>40</text:p>
          </table:table-cell>
          <table:table-cell table:formula="of:=IF([.C23]=[.D23];&quot;iguals&quot;;&quot;&quot;)">
            <text:p/>
          </table:table-cell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RANDBETWEEN(1;45)" office:value-type="float" office:value="31">
            <text:p>31</text:p>
          </table:table-cell>
          <table:table-cell table:formula="of:=RANDBETWEEN(1;45)" office:value-type="float" office:value="5">
            <text:p>5</text:p>
          </table:table-cell>
          <table:table-cell table:formula="of:=IF([.C24]=[.D24];&quot;iguals&quot;;&quot;&quot;)">
            <text:p/>
          </table:table-cell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RANDBETWEEN(1;45)" office:value-type="float" office:value="43">
            <text:p>43</text:p>
          </table:table-cell>
          <table:table-cell table:formula="of:=RANDBETWEEN(1;45)" office:value-type="float" office:value="17">
            <text:p>17</text:p>
          </table:table-cell>
          <table:table-cell table:formula="of:=IF([.C25]=[.D25];&quot;iguals&quot;;&quot;&quot;)">
            <text:p/>
          </table:table-cell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RANDBETWEEN(1;45)" office:value-type="float" office:value="3">
            <text:p>3</text:p>
          </table:table-cell>
          <table:table-cell table:formula="of:=RANDBETWEEN(1;45)" office:value-type="float" office:value="1">
            <text:p>1</text:p>
          </table:table-cell>
          <table:table-cell table:formula="of:=IF([.C26]=[.D26];&quot;iguals&quot;;&quot;&quot;)">
            <text:p/>
          </table:table-cell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RANDBETWEEN(1;45)" office:value-type="float" office:value="20">
            <text:p>20</text:p>
          </table:table-cell>
          <table:table-cell table:formula="of:=RANDBETWEEN(1;45)" office:value-type="float" office:value="41">
            <text:p>41</text:p>
          </table:table-cell>
          <table:table-cell table:formula="of:=IF([.C27]=[.D27];&quot;iguals&quot;;&quot;&quot;)">
            <text:p/>
          </table:table-cell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RANDBETWEEN(1;45)" office:value-type="float" office:value="11">
            <text:p>11</text:p>
          </table:table-cell>
          <table:table-cell table:formula="of:=RANDBETWEEN(1;45)" office:value-type="float" office:value="33">
            <text:p>33</text:p>
          </table:table-cell>
          <table:table-cell table:formula="of:=IF([.C28]=[.D28];&quot;iguals&quot;;&quot;&quot;)">
            <text:p/>
          </table:table-cell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RANDBETWEEN(1;45)" office:value-type="float" office:value="23">
            <text:p>23</text:p>
          </table:table-cell>
          <table:table-cell table:formula="of:=RANDBETWEEN(1;45)" office:value-type="float" office:value="7">
            <text:p>7</text:p>
          </table:table-cell>
          <table:table-cell table:formula="of:=IF([.C29]=[.D29];&quot;iguals&quot;;&quot;&quot;)">
            <text:p/>
          </table:table-cell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RANDBETWEEN(1;45)" office:value-type="float" office:value="43">
            <text:p>43</text:p>
          </table:table-cell>
          <table:table-cell table:formula="of:=RANDBETWEEN(1;45)" office:value-type="float" office:value="25">
            <text:p>25</text:p>
          </table:table-cell>
          <table:table-cell table:formula="of:=IF([.C30]=[.D30];&quot;iguals&quot;;&quot;&quot;)">
            <text:p/>
          </table:table-cell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RANDBETWEEN(1;45)" office:value-type="float" office:value="10">
            <text:p>10</text:p>
          </table:table-cell>
          <table:table-cell table:formula="of:=RANDBETWEEN(1;45)" office:value-type="float" office:value="44">
            <text:p>44</text:p>
          </table:table-cell>
          <table:table-cell table:formula="of:=IF([.C31]=[.D31];&quot;iguals&quot;;&quot;&quot;)">
            <text:p/>
          </table:table-cell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RANDBETWEEN(1;45)" office:value-type="float" office:value="4">
            <text:p>4</text:p>
          </table:table-cell>
          <table:table-cell table:formula="of:=RANDBETWEEN(1;45)" office:value-type="float" office:value="22">
            <text:p>22</text:p>
          </table:table-cell>
          <table:table-cell table:formula="of:=IF([.C32]=[.D32];&quot;iguals&quot;;&quot;&quot;)">
            <text:p/>
          </table:table-cell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RANDBETWEEN(1;45)" office:value-type="float" office:value="5">
            <text:p>5</text:p>
          </table:table-cell>
          <table:table-cell table:formula="of:=RANDBETWEEN(1;45)" office:value-type="float" office:value="7">
            <text:p>7</text:p>
          </table:table-cell>
          <table:table-cell table:formula="of:=IF([.C33]=[.D33];&quot;iguals&quot;;&quot;&quot;)">
            <text:p/>
          </table:table-cell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RANDBETWEEN(1;45)" office:value-type="float" office:value="33">
            <text:p>33</text:p>
          </table:table-cell>
          <table:table-cell table:formula="of:=RANDBETWEEN(1;45)" office:value-type="float" office:value="19">
            <text:p>19</text:p>
          </table:table-cell>
          <table:table-cell table:formula="of:=IF([.C34]=[.D34];&quot;iguals&quot;;&quot;&quot;)">
            <text:p/>
          </table:table-cell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RANDBETWEEN(1;45)" office:value-type="float" office:value="19">
            <text:p>19</text:p>
          </table:table-cell>
          <table:table-cell table:formula="of:=RANDBETWEEN(1;45)" office:value-type="float" office:value="35">
            <text:p>35</text:p>
          </table:table-cell>
          <table:table-cell table:formula="of:=IF([.C35]=[.D35];&quot;iguals&quot;;&quot;&quot;)">
            <text:p/>
          </table:table-cell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RANDBETWEEN(1;45)" office:value-type="float" office:value="14">
            <text:p>14</text:p>
          </table:table-cell>
          <table:table-cell table:formula="of:=RANDBETWEEN(1;45)" office:value-type="float" office:value="1">
            <text:p>1</text:p>
          </table:table-cell>
          <table:table-cell table:formula="of:=IF([.C36]=[.D36];&quot;iguals&quot;;&quot;&quot;)">
            <text:p/>
          </table:table-cell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RANDBETWEEN(1;45)" office:value-type="float" office:value="11">
            <text:p>11</text:p>
          </table:table-cell>
          <table:table-cell table:formula="of:=RANDBETWEEN(1;45)" office:value-type="float" office:value="41">
            <text:p>41</text:p>
          </table:table-cell>
          <table:table-cell table:formula="of:=IF([.C37]=[.D37];&quot;iguals&quot;;&quot;&quot;)">
            <text:p/>
          </table:table-cell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RANDBETWEEN(1;45)" office:value-type="float" office:value="5">
            <text:p>5</text:p>
          </table:table-cell>
          <table:table-cell table:formula="of:=RANDBETWEEN(1;45)" office:value-type="float" office:value="44">
            <text:p>44</text:p>
          </table:table-cell>
          <table:table-cell table:formula="of:=IF([.C38]=[.D38];&quot;iguals&quot;;&quot;&quot;)">
            <text:p/>
          </table:table-cell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RANDBETWEEN(1;45)" office:value-type="float" office:value="29">
            <text:p>29</text:p>
          </table:table-cell>
          <table:table-cell table:formula="of:=RANDBETWEEN(1;45)" office:value-type="float" office:value="30">
            <text:p>30</text:p>
          </table:table-cell>
          <table:table-cell table:formula="of:=IF([.C39]=[.D39];&quot;iguals&quot;;&quot;&quot;)">
            <text:p/>
          </table:table-cell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RANDBETWEEN(1;45)" office:value-type="float" office:value="26">
            <text:p>26</text:p>
          </table:table-cell>
          <table:table-cell table:formula="of:=RANDBETWEEN(1;45)" office:value-type="float" office:value="11">
            <text:p>11</text:p>
          </table:table-cell>
          <table:table-cell table:formula="of:=IF([.C40]=[.D40];&quot;iguals&quot;;&quot;&quot;)">
            <text:p/>
          </table:table-cell>
        </table:table-row>
        <table:table-row table:style-name="ro3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RANDBETWEEN(1;45)" office:value-type="float" office:value="1">
            <text:p>1</text:p>
          </table:table-cell>
          <table:table-cell table:formula="of:=RANDBETWEEN(1;45)" office:value-type="float" office:value="35">
            <text:p>35</text:p>
          </table:table-cell>
          <table:table-cell table:formula="of:=IF([.C41]=[.D41];&quot;iguals&quot;;&quot;&quot;)">
            <text:p/>
          </table:table-cell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RANDBETWEEN(1;45)" office:value-type="float" office:value="34">
            <text:p>34</text:p>
          </table:table-cell>
          <table:table-cell table:formula="of:=RANDBETWEEN(1;45)" office:value-type="float" office:value="23">
            <text:p>23</text:p>
          </table:table-cell>
          <table:table-cell table:formula="of:=IF([.C42]=[.D42];&quot;iguals&quot;;&quot;&quot;)">
            <text:p/>
          </table:table-cell>
        </table:table-row>
        <table:table-row table:style-name="ro3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table:formula="of:=RANDBETWEEN(1;45)" office:value-type="float" office:value="26">
            <text:p>26</text:p>
          </table:table-cell>
          <table:table-cell table:formula="of:=RANDBETWEEN(1;45)" office:value-type="float" office:value="29">
            <text:p>29</text:p>
          </table:table-cell>
          <table:table-cell table:formula="of:=IF([.C43]=[.D43];&quot;iguals&quot;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30/04/2010</text:date>, <text:time>13:3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30T13:32:37.20</dc:date>
    <meta:editing-duration>PT04H16M56S</meta:editing-duration>
    <meta:editing-cycles>12</meta:editing-cycles>
    <meta:generator>OpenOffice.org/3.0$Win32 OpenOffice.org_project/300m15$Build-9379</meta:generator>
    <meta:document-statistic meta:table-count="1" meta:cell-count="20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